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70000009EF1A1CA60E023A21E.png" manifest:media-type="image/png"/>
  <manifest:file-entry manifest:full-path="Pictures/100000000000012C0000010938F77A5DEC99EA4E.jpg" manifest:media-type="image/jpeg"/>
  <manifest:file-entry manifest:full-path="Pictures/10000201000000DD00000066063519FF38702DE9.png" manifest:media-type="image/png"/>
  <manifest:file-entry manifest:full-path="Pictures/1000020100000045000000304C396D6E46FC6C66.png" manifest:media-type="image/png"/>
  <manifest:file-entry manifest:full-path="Pictures/100000000000012700000122E36FC1C34D977964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Bitstream Vera Sans Mono1" svg:font-family="'Bitstream Vera Sans Mono', Consolas, Courier, monospace"/>
    <style:font-face style:name="Mangal1" svg:font-family="Mangal"/>
    <style:font-face style:name="Menlo" svg:font-family="Menlo, Monaco, 'Courier New', monospace"/>
    <style:font-face style:name="arial" svg:font-family="arial, sans-serif"/>
    <style:font-face style:name="Courier New" svg:font-family="'Courier New'" style:font-family-generic="modern"/>
    <style:font-face style:name="Bitstream Vera Sans Mono" svg:font-family="'Bitstream Vera Sans Mono', Consolas, Courier, monospace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line-height="100%" fo:text-align="start" style:justify-single-word="false"/>
      <style:text-properties fo:language="es" fo:country="ES" style:language-asian="es" style:country-asian="ES"/>
    </style:style>
    <style:style style:name="P2" style:family="paragraph" style:parent-style-name="Header">
      <style:paragraph-properties fo:line-height="100%" fo:text-align="center" style:justify-single-word="false"/>
      <style:text-properties style:font-name="Calibri" fo:font-size="8pt" style:font-size-asian="8pt" style:font-name-complex="Calibri" style:font-size-complex="8pt"/>
    </style:style>
    <style:style style:name="P3" style:family="paragraph" style:parent-style-name="Header">
      <style:paragraph-properties fo:line-height="100%" fo:text-align="center" style:justify-single-word="false" style:snap-to-layout-grid="false"/>
      <style:text-properties style:font-name="Calibri" fo:font-size="8pt" style:font-size-asian="8pt" style:font-name-complex="Calibri" style:font-size-complex="8pt"/>
    </style:style>
    <style:style style:name="P4" style:family="paragraph" style:parent-style-name="Header">
      <style:paragraph-properties fo:line-height="100%" fo:text-align="center" style:justify-single-word="false"/>
      <style:text-properties style:font-name="Calibri" fo:font-size="8pt" fo:language="es" fo:country="ES" style:font-size-asian="8pt" style:language-asian="es" style:country-asian="ES" style:font-name-complex="Calibri" style:font-size-complex="8pt"/>
    </style:style>
    <style:style style:name="P5" style:family="paragraph" style:parent-style-name="Header">
      <style:paragraph-properties fo:line-height="100%" fo:text-align="end" style:justify-single-word="false"/>
      <style:text-properties style:font-name="Calibri" fo:font-size="8pt" fo:language="es" fo:country="ES" style:font-size-asian="8pt" style:language-asian="es" style:country-asian="ES" style:font-name-complex="Tahoma" style:font-size-complex="8pt"/>
    </style:style>
    <style:style style:name="P6" style:family="paragraph" style:parent-style-name="Header">
      <style:paragraph-properties fo:line-height="100%" fo:text-align="end" style:justify-single-word="false"/>
      <style:text-properties fo:font-size="5pt" fo:language="es" fo:country="ES" style:font-size-asian="5pt" style:language-asian="es" style:country-asian="ES" style:font-size-complex="5pt"/>
    </style:style>
    <style:style style:name="P7" style:family="paragraph" style:parent-style-name="Header">
      <style:paragraph-properties fo:line-height="100%" fo:text-align="start" style:justify-single-word="false"/>
      <style:text-properties style:font-name="Arial Narrow" fo:font-size="7pt" fo:font-weight="bold" style:font-size-asian="7pt" style:font-weight-asian="bold" style:font-name-complex="Tahoma" style:font-size-complex="7pt"/>
    </style:style>
    <style:style style:name="P8" style:family="paragraph" style:parent-style-name="Header">
      <style:paragraph-properties fo:line-height="100%" fo:text-align="start" style:justify-single-word="false"/>
      <style:text-properties style:font-name="Arial Narrow" fo:font-size="5pt" style:font-size-asian="5pt" style:font-name-complex="Tahoma" style:font-size-complex="5pt"/>
    </style:style>
    <style:style style:name="P9" style:family="paragraph" style:parent-style-name="Footer">
      <style:paragraph-properties fo:line-height="100%" fo:text-align="end" style:justify-single-word="false"/>
      <style:text-properties fo:font-size="8pt" style:font-size-asian="8pt" style:font-size-complex="8pt"/>
    </style:style>
    <style:style style:name="P10" style:family="paragraph" style:parent-style-name="Footer">
      <style:paragraph-properties fo:line-height="100%"/>
      <style:text-properties fo:font-size="8pt" style:font-size-asian="8pt" style:font-name-complex="Arial" style:font-size-complex="8pt"/>
    </style:style>
    <style:style style:name="P11" style:family="paragraph" style:parent-style-name="Footer">
      <style:paragraph-properties fo:line-height="100%" fo:text-align="end" style:justify-single-word="false"/>
      <style:text-properties fo:font-size="8pt" style:font-size-asian="8pt" style:font-name-complex="Arial" style:font-size-complex="8pt"/>
    </style:style>
    <style:style style:name="P12" style:family="paragraph" style:parent-style-name="Footer">
      <style:paragraph-properties fo:line-height="100%" fo:text-align="end" style:justify-single-word="false" style:snap-to-layout-grid="false"/>
      <style:text-properties fo:font-size="8pt" style:font-size-asian="8pt" style:font-name-complex="Arial" style:font-size-complex="8pt"/>
    </style:style>
    <style:style style:name="P13" style:family="paragraph" style:parent-style-name="Footer">
      <style:paragraph-properties fo:line-height="100%"/>
      <style:text-properties style:font-name="Arial Narrow" fo:font-size="8pt" style:font-size-asian="8pt" style:font-name-complex="Arial" style:font-size-complex="8pt"/>
    </style:style>
    <style:style style:name="P14" style:family="paragraph" style:parent-style-name="Footer">
      <style:paragraph-properties fo:line-height="100%" style:snap-to-layout-grid="false"/>
      <style:text-properties style:font-name="Arial Narrow" fo:font-size="8pt" style:font-size-asian="8pt" style:font-name-complex="Arial" style:font-size-complex="8pt"/>
    </style:style>
    <style:style style:name="P15" style:family="paragraph" style:parent-style-name="Footer">
      <style:paragraph-properties fo:line-height="100%"/>
      <style:text-properties style:font-name="Calibri" fo:font-size="8pt" style:font-size-asian="8pt" style:font-name-complex="Calibri" style:font-size-complex="8pt"/>
    </style:style>
    <style:style style:name="P16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weight="bold" officeooo:rsid="00164731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widows="1"/>
      <style:text-properties fo:font-size="9pt" fo:font-weight="normal" officeooo:paragraph-rsid="004810dd"/>
    </style:style>
    <style:style style:name="P20" style:family="paragraph" style:parent-style-name="Text_20_body">
      <style:paragraph-properties fo:widows="1"/>
      <style:text-properties fo:font-size="9pt" fo:font-weight="normal" officeooo:rsid="003137af" officeooo:paragraph-rsid="00565ea2"/>
    </style:style>
    <style:style style:name="P21" style:family="paragraph" style:parent-style-name="Text_20_body">
      <style:paragraph-properties fo:widows="1"/>
      <style:text-properties fo:font-size="9pt" fo:font-weight="normal" officeooo:rsid="002dae21" officeooo:paragraph-rsid="0067fe42"/>
    </style:style>
    <style:style style:name="P22" style:family="paragraph" style:parent-style-name="Text_20_body">
      <style:paragraph-properties fo:widows="1"/>
      <style:text-properties fo:font-size="9pt" fo:font-weight="bold" officeooo:rsid="003137af" officeooo:paragraph-rsid="003137af"/>
    </style:style>
    <style:style style:name="P23" style:family="paragraph" style:parent-style-name="Text_20_body">
      <style:paragraph-properties fo:widows="1"/>
      <style:text-properties fo:font-variant="normal" fo:text-transform="none" fo:color="#222222" style:font-name="arial" fo:font-size="9pt" fo:letter-spacing="normal" fo:font-style="normal" fo:font-weight="normal" officeooo:rsid="002dae21" officeooo:paragraph-rsid="002dae21"/>
    </style:style>
    <style:style style:name="P24" style:family="paragraph" style:parent-style-name="Text_20_body">
      <style:paragraph-properties fo:widows="1"/>
      <style:text-properties fo:font-variant="normal" fo:text-transform="none" fo:color="#222222" style:font-name="arial" fo:font-size="9pt" fo:letter-spacing="normal" fo:font-style="normal" fo:font-weight="normal" officeooo:rsid="002dae21" officeooo:paragraph-rsid="003406d4"/>
    </style:style>
    <style:style style:name="P25" style:family="paragraph" style:parent-style-name="Text_20_body">
      <style:paragraph-properties fo:widows="1"/>
      <style:text-properties fo:font-variant="normal" fo:text-transform="none" fo:color="#222222" style:font-name="arial" fo:font-size="9pt" fo:letter-spacing="normal" fo:font-style="normal" fo:font-weight="normal" officeooo:rsid="002dae21" officeooo:paragraph-rsid="00454373"/>
    </style:style>
    <style:style style:name="P26" style:family="paragraph" style:parent-style-name="Text_20_body">
      <style:paragraph-properties fo:widows="1"/>
      <style:text-properties fo:font-variant="normal" fo:text-transform="none" fo:color="#222222" style:font-name="arial" fo:font-size="9pt" fo:letter-spacing="normal" fo:font-style="normal" fo:font-weight="normal" officeooo:rsid="002dae21" officeooo:paragraph-rsid="0063023e"/>
    </style:style>
    <style:style style:name="P27" style:family="paragraph" style:parent-style-name="Text_20_body">
      <style:paragraph-properties fo:widows="1"/>
      <style:text-properties fo:font-variant="normal" fo:text-transform="none" fo:color="#222222" style:font-name="arial" fo:font-size="9pt" fo:letter-spacing="normal" fo:font-style="normal" fo:font-weight="normal" officeooo:rsid="002dae21" officeooo:paragraph-rsid="004ff5ff" style:font-weight-asian="bold" style:font-weight-complex="bold"/>
    </style:style>
    <style:style style:name="P28" style:family="paragraph" style:parent-style-name="Text_20_body">
      <style:paragraph-properties fo:widows="1"/>
      <style:text-properties fo:font-variant="normal" fo:text-transform="none" fo:color="#222222" style:font-name="arial" fo:font-size="9pt" fo:letter-spacing="normal" fo:font-style="normal" fo:font-weight="normal" officeooo:rsid="002dae21" officeooo:paragraph-rsid="0051a86e" style:font-weight-asian="bold" style:font-weight-complex="bold"/>
    </style:style>
    <style:style style:name="P29" style:family="paragraph" style:parent-style-name="Text_20_body">
      <style:paragraph-properties fo:widows="1"/>
      <style:text-properties fo:font-variant="normal" fo:text-transform="none" fo:color="#222222" style:font-name="arial" fo:font-size="9pt" fo:letter-spacing="normal" fo:font-style="normal" fo:font-weight="normal" officeooo:rsid="0052c83e" officeooo:paragraph-rsid="0052c83e" style:font-weight-asian="bold" style:font-weight-complex="bold"/>
    </style:style>
    <style:style style:name="P30" style:family="paragraph" style:parent-style-name="Text_20_body">
      <style:paragraph-properties fo:widows="1"/>
      <style:text-properties fo:font-variant="normal" fo:text-transform="none" fo:color="#222222" style:font-name="arial" fo:font-size="9pt" fo:letter-spacing="normal" fo:font-style="normal" fo:font-weight="normal" officeooo:rsid="0052c83e" officeooo:paragraph-rsid="0058ab51" style:font-weight-asian="bold" style:font-weight-complex="bold"/>
    </style:style>
    <style:style style:name="P31" style:family="paragraph" style:parent-style-name="Text_20_body">
      <style:paragraph-properties fo:widows="1"/>
      <style:text-properties fo:font-variant="normal" fo:text-transform="none" fo:color="#222222" style:font-name="arial" fo:font-size="9pt" fo:letter-spacing="normal" fo:font-style="normal" fo:font-weight="normal" officeooo:rsid="0052351b" officeooo:paragraph-rsid="00530e19" style:font-weight-asian="bold" style:font-weight-complex="bold"/>
    </style:style>
    <style:style style:name="P32" style:family="paragraph" style:parent-style-name="Text_20_body">
      <style:paragraph-properties fo:widows="1"/>
      <style:text-properties fo:font-variant="normal" fo:text-transform="none" fo:color="#222222" style:font-name="arial" fo:font-size="9pt" fo:letter-spacing="normal" fo:font-style="normal" fo:font-weight="normal" officeooo:rsid="006182a7" officeooo:paragraph-rsid="005ddbbe"/>
    </style:style>
    <style:style style:name="P33" style:family="paragraph" style:parent-style-name="Text_20_body">
      <style:paragraph-properties fo:widows="1"/>
      <style:text-properties fo:font-variant="normal" fo:text-transform="none" fo:color="#222222" style:font-name="arial" fo:font-size="9pt" fo:letter-spacing="normal" fo:font-style="italic" fo:font-weight="normal" officeooo:rsid="002dae21" officeooo:paragraph-rsid="002dae21" style:font-style-asian="italic" style:font-style-complex="italic"/>
    </style:style>
    <style:style style:name="P34" style:family="paragraph" style:parent-style-name="Text_20_body">
      <style:paragraph-properties fo:widows="1"/>
      <style:text-properties fo:font-variant="normal" fo:text-transform="none" fo:color="#333333" style:font-name="Menlo" fo:font-size="9pt" fo:letter-spacing="normal" fo:font-style="normal" fo:font-weight="normal" officeooo:rsid="002dae21" officeooo:paragraph-rsid="0063023e" style:font-style-asian="italic" style:font-style-complex="italic"/>
    </style:style>
    <style:style style:name="P35" style:family="paragraph" style:parent-style-name="Preformatted_20_Text">
      <style:paragraph-properties fo:widows="1"/>
      <style:text-properties fo:font-variant="normal" fo:text-transform="none" fo:color="#576366" fo:letter-spacing="normal" fo:font-style="italic" officeooo:paragraph-rsid="00503fd1" style:font-style-asian="italic" style:font-style-complex="italic"/>
    </style:style>
    <style:style style:name="P36" style:family="paragraph" style:parent-style-name="Preformatted_20_Text">
      <style:paragraph-properties fo:widows="1"/>
      <style:text-properties fo:font-variant="normal" fo:text-transform="none" fo:color="#576366" style:font-name="Bitstream Vera Sans Mono1" fo:font-size="10.5pt" fo:letter-spacing="normal" fo:font-style="italic" fo:font-weight="normal" officeooo:paragraph-rsid="00503fd1" style:font-style-asian="italic" style:font-style-complex="italic"/>
    </style:style>
    <style:style style:name="P37" style:family="paragraph" style:parent-style-name="Preformatted_20_Text">
      <style:paragraph-properties fo:widows="1"/>
      <style:text-properties fo:font-variant="normal" fo:text-transform="none" fo:color="#576366" style:font-name="Bitstream Vera Sans Mono1" fo:font-size="10.5pt" fo:letter-spacing="normal" fo:font-style="italic" fo:font-weight="normal" officeooo:paragraph-rsid="004b297b" style:font-style-asian="italic" style:font-style-complex="italic"/>
    </style:style>
    <style:style style:name="P38" style:family="paragraph" style:parent-style-name="Preformatted_20_Text">
      <style:paragraph-properties fo:widows="1"/>
      <style:text-properties fo:font-variant="normal" fo:text-transform="none" fo:color="#576366" style:font-name="Bitstream Vera Sans Mono1" fo:font-size="10.5pt" fo:letter-spacing="normal" fo:font-style="italic" fo:font-weight="normal" officeooo:rsid="002dae21" officeooo:paragraph-rsid="004b297b" style:font-style-asian="italic" style:font-style-complex="italic"/>
    </style:style>
    <style:style style:name="P39" style:family="paragraph" style:parent-style-name="Preformatted_20_Text">
      <style:paragraph-properties fo:widows="1"/>
      <style:text-properties fo:font-variant="normal" fo:text-transform="none" fo:color="#576366" style:font-name="Bitstream Vera Sans Mono1" fo:font-size="10.5pt" fo:letter-spacing="normal" fo:font-style="italic" fo:font-weight="normal" officeooo:rsid="004ef629" officeooo:paragraph-rsid="00503fd1" style:font-style-asian="italic" style:font-weight-asian="bold" style:font-style-complex="italic" style:font-weight-complex="bold"/>
    </style:style>
    <style:style style:name="P40" style:family="paragraph" style:parent-style-name="Preformatted_20_Text">
      <style:paragraph-properties fo:widows="1"/>
      <style:text-properties fo:font-variant="normal" fo:text-transform="none" fo:color="#222222" style:font-name="arial" fo:font-size="9pt" fo:letter-spacing="normal" fo:font-style="normal" fo:font-weight="bold" officeooo:rsid="004ef629" officeooo:paragraph-rsid="004e0746" style:font-weight-asian="bold" style:font-weight-complex="bold"/>
    </style:style>
    <style:style style:name="P41" style:family="paragraph" style:parent-style-name="Preformatted_20_Text">
      <style:paragraph-properties fo:widows="1"/>
      <style:text-properties fo:font-size="10.5pt" fo:font-style="italic" fo:font-weight="normal" officeooo:rsid="0064cb81" officeooo:paragraph-rsid="0064cb81" style:font-style-asian="italic" style:font-style-complex="italic"/>
    </style:style>
    <style:style style:name="P42" style:family="paragraph" style:parent-style-name="Preformatted_20_Text">
      <style:paragraph-properties fo:widows="1"/>
      <style:text-properties style:font-name="Bitstream Vera Sans Mono" fo:font-size="10.5pt" fo:font-style="italic" officeooo:paragraph-rsid="0052351b" style:font-size-asian="10.5pt" style:font-style-asian="italic" style:font-size-complex="10.5pt" style:font-style-complex="italic"/>
    </style:style>
    <style:style style:name="P43" style:family="paragraph" style:parent-style-name="Preformatted_20_Text">
      <loext:graphic-properties draw:fill="solid" draw:fill-color="#f5f5f5" draw:opacity="100%"/>
      <style:paragraph-properties fo:margin-top="0cm" fo:margin-bottom="0.238cm" loext:contextual-spacing="false" style:line-height-at-least="0.476cm" fo:orphans="2" fo:widows="2" fo:background-color="#f5f5f5" fo:padding="0.212cm" fo:border="0.06pt solid #000000"/>
      <style:text-properties fo:font-variant="normal" fo:text-transform="none" fo:color="#333333" style:font-name="Menlo" fo:font-size="9pt" fo:letter-spacing="normal" fo:font-style="normal" fo:font-weight="normal"/>
    </style:style>
    <style:style style:name="P44" style:family="paragraph" style:parent-style-name="Text_20_body">
      <style:paragraph-properties fo:widows="1" fo:break-before="page"/>
      <style:text-properties fo:font-variant="normal" fo:text-transform="none" fo:color="#222222" style:font-name="arial" fo:font-size="9pt" fo:letter-spacing="normal" fo:font-style="normal" fo:font-weight="normal" officeooo:rsid="002dae21" officeooo:paragraph-rsid="0063023e"/>
    </style:style>
    <style:style style:name="P45" style:family="paragraph" style:parent-style-name="Text_20_body">
      <style:paragraph-properties fo:widows="1"/>
      <style:text-properties fo:font-variant="normal" fo:text-transform="none" fo:color="#222222" style:font-name="arial" fo:font-size="9pt" fo:letter-spacing="normal" fo:font-style="normal" fo:font-weight="normal" officeooo:rsid="0064cb81" officeooo:paragraph-rsid="006773ae"/>
    </style:style>
    <style:style style:name="P46" style:family="paragraph" style:parent-style-name="Text_20_body">
      <style:paragraph-properties fo:widows="1"/>
      <style:text-properties fo:font-variant="normal" fo:text-transform="none" fo:color="#222222" style:font-name="arial" fo:font-size="9pt" fo:letter-spacing="normal" fo:font-style="normal" fo:font-weight="normal" officeooo:rsid="0052c83e" officeooo:paragraph-rsid="0058ab51" style:font-weight-asian="bold" style:font-weight-complex="bold"/>
    </style:style>
    <style:style style:name="P47" style:family="paragraph" style:parent-style-name="Text_20_body">
      <style:paragraph-properties fo:widows="1"/>
      <style:text-properties fo:font-variant="normal" fo:text-transform="none" fo:color="#222222" style:font-name="arial" fo:font-size="9pt" fo:letter-spacing="normal" fo:font-style="normal" fo:font-weight="normal" officeooo:rsid="006e5706" officeooo:paragraph-rsid="006e5706" style:font-weight-asian="bold" style:font-weight-complex="bold"/>
    </style:style>
    <style:style style:name="P48" style:family="paragraph" style:parent-style-name="Text_20_body">
      <style:paragraph-properties fo:widows="1"/>
      <style:text-properties fo:font-variant="normal" fo:text-transform="none" fo:color="#222222" style:font-name="arial" fo:font-size="9pt" fo:letter-spacing="normal" fo:font-style="normal" style:text-underline-style="solid" style:text-underline-width="auto" style:text-underline-color="font-color" fo:font-weight="normal" officeooo:rsid="0052c83e" officeooo:paragraph-rsid="0052c83e" style:font-weight-asian="bold" style:font-weight-complex="bold"/>
    </style:style>
    <style:style style:name="P49" style:family="paragraph" style:parent-style-name="Standard" style:master-page-name="Standard">
      <style:paragraph-properties style:page-number="auto"/>
    </style:style>
    <style:style style:name="P50" style:family="paragraph" style:parent-style-name="Standard">
      <style:paragraph-properties fo:widows="1"/>
      <style:text-properties style:font-name="Bitstream Vera Sans Mono" fo:font-size="10.5pt" fo:font-style="italic" fo:font-weight="normal" officeooo:rsid="006c970e" officeooo:paragraph-rsid="006c970e" style:font-size-asian="10.5pt" style:font-style-asian="italic" style:font-weight-asian="normal" style:font-size-complex="10.5pt" style:font-style-complex="italic" style:font-weight-complex="normal"/>
    </style:style>
    <style:style style:name="P51" style:family="paragraph" style:parent-style-name="Preformatted_20_Text">
      <loext:graphic-properties draw:fill="solid" draw:fill-color="#f5f5f5" draw:opacity="100%"/>
      <style:paragraph-properties fo:margin-top="0cm" fo:margin-bottom="0.529cm" loext:contextual-spacing="false" style:line-height-at-least="0.476cm" fo:orphans="2" fo:widows="1" fo:background-color="#f5f5f5" fo:padding="0.503cm" fo:border="0.06pt solid #000000"/>
      <style:text-properties fo:font-variant="normal" fo:text-transform="none" fo:color="#333333" style:font-name="Menlo" fo:font-size="9pt" fo:letter-spacing="normal" fo:font-style="normal" fo:font-weight="normal" officeooo:rsid="006c970e" officeooo:paragraph-rsid="006c970e"/>
    </style:style>
    <style:style style:name="P52" style:family="paragraph" style:parent-style-name="Preformatted_20_Text">
      <style:paragraph-properties fo:widows="1"/>
      <style:text-properties fo:font-variant="normal" fo:text-transform="none" fo:color="#222222" style:font-name="Bitstream Vera Sans Mono" fo:font-size="10.5pt" fo:letter-spacing="normal" fo:font-style="normal" fo:font-weight="normal" officeooo:rsid="004e0746" officeooo:paragraph-rsid="004e0746" style:font-size-asian="10.5pt" style:font-style-asian="normal" style:font-weight-asian="normal" style:font-size-complex="10.5pt" style:font-style-complex="normal" style:font-weight-complex="normal"/>
    </style:style>
    <style:style style:name="P53" style:family="paragraph" style:parent-style-name="Preformatted_20_Text">
      <style:paragraph-properties fo:widows="1"/>
      <style:text-properties fo:font-variant="normal" fo:text-transform="none" fo:color="#222222" style:font-name="Bitstream Vera Sans Mono" fo:font-size="9pt" fo:letter-spacing="normal" fo:font-style="italic" fo:font-weight="normal" officeooo:rsid="004e0746" officeooo:paragraph-rsid="004e0746" style:font-size-asian="10.5pt" style:font-style-asian="italic" style:font-weight-asian="normal" style:font-size-complex="10.5pt" style:font-style-complex="italic" style:font-weight-complex="normal"/>
    </style:style>
    <style:style style:name="P54" style:family="paragraph" style:parent-style-name="Preformatted_20_Text">
      <loext:graphic-properties draw:fill="solid" draw:fill-color="#f5f5f5" draw:opacity="100%"/>
      <style:paragraph-properties fo:margin-top="0cm" fo:margin-bottom="0.238cm" loext:contextual-spacing="false" style:line-height-at-least="0.476cm" fo:orphans="2" fo:widows="1" fo:background-color="#f5f5f5" fo:padding="0.212cm" fo:border="0.06pt solid #000000"/>
      <style:text-properties fo:font-variant="normal" fo:text-transform="none" fo:color="#333333" style:font-name="Menlo" fo:font-size="9pt" fo:letter-spacing="normal" fo:font-style="normal" fo:font-weight="normal" officeooo:rsid="00700b52" officeooo:paragraph-rsid="00700b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7231" style:font-weight-asian="bold" style:font-weight-complex="bold"/>
    </style:style>
    <style:style style:name="T3" style:family="text">
      <style:text-properties fo:font-weight="bold" officeooo:rsid="001b923e" style:font-weight-asian="bold" style:font-weight-complex="bold"/>
    </style:style>
    <style:style style:name="T4" style:family="text">
      <style:text-properties fo:font-weight="bold" officeooo:rsid="002dae21" style:font-weight-asian="bold" style:font-weight-complex="bold"/>
    </style:style>
    <style:style style:name="T5" style:family="text">
      <style:text-properties fo:font-weight="bold" officeooo:rsid="003fed57" style:font-weight-asian="bold" style:font-weight-complex="bold"/>
    </style:style>
    <style:style style:name="T6" style:family="text">
      <style:text-properties fo:font-weight="bold" officeooo:rsid="00462905" style:font-weight-asian="bold" style:font-weight-complex="bold"/>
    </style:style>
    <style:style style:name="T7" style:family="text">
      <style:text-properties fo:font-weight="bold" officeooo:rsid="00479e32" style:font-weight-asian="bold" style:font-weight-complex="bold"/>
    </style:style>
    <style:style style:name="T8" style:family="text">
      <style:text-properties officeooo:rsid="000c7231"/>
    </style:style>
    <style:style style:name="T9" style:family="text">
      <style:text-properties fo:font-variant="normal" fo:text-transform="none" fo:color="#222222" style:font-name="arial" fo:letter-spacing="normal" fo:font-style="normal"/>
    </style:style>
    <style:style style:name="T10" style:family="text">
      <style:text-properties fo:font-variant="normal" fo:text-transform="none" fo:color="#222222" style:font-name="arial" fo:letter-spacing="normal" fo:font-style="normal" officeooo:rsid="003163f0"/>
    </style:style>
    <style:style style:name="T11" style:family="text">
      <style:text-properties fo:font-variant="normal" fo:text-transform="none" fo:color="#222222" style:font-name="arial" fo:letter-spacing="normal" fo:font-style="normal" officeooo:rsid="003406d4"/>
    </style:style>
    <style:style style:name="T12" style:family="text">
      <style:text-properties fo:font-variant="normal" fo:text-transform="none" fo:color="#222222" style:font-name="arial" fo:letter-spacing="normal" fo:font-style="normal" style:font-weight-asian="bold" style:font-weight-complex="bold"/>
    </style:style>
    <style:style style:name="T13" style:family="text">
      <style:text-properties fo:font-variant="normal" fo:text-transform="none" fo:color="#222222" style:font-name="arial" fo:letter-spacing="normal" fo:font-style="normal" officeooo:rsid="003406d4" style:font-weight-asian="bold" style:font-weight-complex="bold"/>
    </style:style>
    <style:style style:name="T14" style:family="text">
      <style:text-properties fo:font-variant="normal" fo:text-transform="none" fo:color="#222222" style:font-name="arial" fo:letter-spacing="normal" fo:font-style="normal" officeooo:rsid="00460491"/>
    </style:style>
    <style:style style:name="T15" style:family="text">
      <style:text-properties fo:font-variant="normal" fo:text-transform="none" fo:color="#222222" style:font-name="arial" fo:letter-spacing="normal" fo:font-style="normal" officeooo:rsid="004810dd"/>
    </style:style>
    <style:style style:name="T16" style:family="text">
      <style:text-properties fo:font-variant="normal" fo:text-transform="none" fo:color="#222222" style:font-name="arial" fo:letter-spacing="normal" fo:font-style="normal" officeooo:rsid="005631e2"/>
    </style:style>
    <style:style style:name="T17" style:family="text">
      <style:text-properties fo:font-variant="normal" fo:text-transform="none" fo:color="#222222" style:font-name="arial" fo:letter-spacing="normal" fo:font-style="normal" officeooo:rsid="005fd301"/>
    </style:style>
    <style:style style:name="T18" style:family="text">
      <style:text-properties fo:font-variant="normal" fo:text-transform="none" fo:color="#222222" style:font-name="arial" fo:letter-spacing="normal" fo:font-style="normal" officeooo:rsid="00613bd1"/>
    </style:style>
    <style:style style:name="T19" style:family="text">
      <style:text-properties fo:font-variant="normal" fo:text-transform="none" fo:color="#222222" style:font-name="arial" fo:letter-spacing="normal" fo:font-style="normal" officeooo:rsid="00650fa0"/>
    </style:style>
    <style:style style:name="T20" style:family="text">
      <style:text-properties fo:font-variant="normal" fo:text-transform="none" fo:color="#222222" style:font-name="arial" fo:letter-spacing="normal" fo:font-style="normal" officeooo:rsid="006773ae"/>
    </style:style>
    <style:style style:name="T21" style:family="text">
      <style:text-properties fo:font-variant="normal" fo:text-transform="none" fo:color="#222222" style:font-name="arial" fo:letter-spacing="normal" fo:font-style="normal" officeooo:rsid="0067fe42"/>
    </style:style>
    <style:style style:name="T22" style:family="text">
      <style:text-properties fo:font-variant="normal" fo:text-transform="none" fo:color="#222222" style:font-name="arial" fo:letter-spacing="normal" fo:font-style="italic" officeooo:rsid="004810dd" style:font-style-asian="italic" style:font-style-complex="italic"/>
    </style:style>
    <style:style style:name="T23" style:family="text">
      <style:text-properties fo:font-variant="normal" fo:text-transform="none" fo:color="#222222" style:font-name="arial" fo:letter-spacing="normal" fo:font-style="italic" officeooo:rsid="006773ae" style:font-style-asian="italic" style:font-style-complex="italic"/>
    </style:style>
    <style:style style:name="T24" style:family="text">
      <style:text-properties fo:font-variant="normal" fo:text-transform="none" fo:color="#222222" style:font-name="arial" fo:letter-spacing="normal" fo:font-style="italic" style:text-underline-style="solid" style:text-underline-width="auto" style:text-underline-color="font-color" fo:font-weight="bold" officeooo:rsid="003163f0" style:font-style-asian="italic" style:font-weight-asian="bold" style:font-style-complex="italic" style:font-weight-complex="bold"/>
    </style:style>
    <style:style style:name="T25" style:family="text">
      <style:text-properties fo:font-variant="normal" fo:text-transform="none" fo:color="#222222" style:font-name="arial" fo:letter-spacing="normal" fo:font-style="italic" style:text-underline-style="solid" style:text-underline-width="auto" style:text-underline-color="font-color" fo:font-weight="bold" officeooo:rsid="003406d4" style:font-style-asian="italic" style:font-weight-asian="bold" style:font-style-complex="italic" style:font-weight-complex="bold"/>
    </style:style>
    <style:style style:name="T26" style:family="text">
      <style:text-properties fo:font-variant="normal" fo:text-transform="none" fo:color="#222222" style:font-name="arial" fo:letter-spacing="normal" fo:font-style="italic" style:text-underline-style="solid" style:text-underline-width="auto" style:text-underline-color="font-color" fo:font-weight="bold" officeooo:rsid="003d523d" style:font-style-asian="italic" style:font-weight-asian="bold" style:font-style-complex="italic" style:font-weight-complex="bold"/>
    </style:style>
    <style:style style:name="T27" style:family="text">
      <style:text-properties fo:font-variant="normal" fo:text-transform="none" fo:color="#222222" style:font-name="arial" fo:letter-spacing="normal" fo:font-style="italic" style:text-underline-style="solid" style:text-underline-width="auto" style:text-underline-color="font-color" fo:font-weight="bold" officeooo:rsid="00565ea2" style:font-style-asian="italic" style:font-weight-asian="bold" style:font-style-complex="italic" style:font-weight-complex="bold"/>
    </style:style>
    <style:style style:name="T28" style:family="text">
      <style:text-properties fo:font-variant="normal" fo:text-transform="none" fo:color="#222222" style:font-name="arial" fo:letter-spacing="normal" fo:font-style="italic" style:text-underline-style="solid" style:text-underline-width="auto" style:text-underline-color="font-color" fo:font-weight="bold" officeooo:rsid="005c95cf" style:font-style-asian="italic" style:font-weight-asian="bold" style:font-style-complex="italic" style:font-weight-complex="bold"/>
    </style:style>
    <style:style style:name="T29" style:family="text">
      <style:text-properties fo:font-variant="normal" fo:text-transform="none" fo:color="#222222" style:font-name="Bitstream Vera Sans Mono" fo:letter-spacing="normal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222222" style:font-name="Bitstream Vera Sans Mono" fo:letter-spacing="normal" officeooo:rsid="004e0746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222222" style:font-name="Bitstream Vera Sans Mono" fo:letter-spacing="normal" officeooo:rsid="006e5706" style:font-size-asian="10.5pt" style:font-weight-asian="normal" style:font-size-complex="10.5pt" style:font-weight-complex="normal"/>
    </style:style>
    <style:style style:name="T32" style:family="text">
      <style:text-properties officeooo:rsid="00462905"/>
    </style:style>
    <style:style style:name="T33" style:family="text">
      <style:text-properties style:font-name="Bitstream Vera Sans Mono1" fo:font-size="10.5pt" fo:font-weight="normal"/>
    </style:style>
    <style:style style:name="T34" style:family="text">
      <style:text-properties style:font-name="Bitstream Vera Sans Mono1" fo:font-size="10.5pt" fo:font-weight="normal" officeooo:rsid="00503fd1"/>
    </style:style>
    <style:style style:name="T35" style:family="text">
      <style:text-properties style:font-name="Bitstream Vera Sans Mono1" fo:font-size="10.5pt" fo:font-weight="normal" officeooo:rsid="006e5706"/>
    </style:style>
    <style:style style:name="T36" style:family="text">
      <style:text-properties officeooo:rsid="004e0746"/>
    </style:style>
    <style:style style:name="T37" style:family="text">
      <style:text-properties officeooo:rsid="00460491"/>
    </style:style>
    <style:style style:name="T38" style:family="text">
      <style:text-properties officeooo:rsid="00535f91"/>
    </style:style>
    <style:style style:name="T39" style:family="text">
      <style:text-properties officeooo:rsid="0054601e"/>
    </style:style>
    <style:style style:name="T40" style:family="text">
      <style:text-properties officeooo:rsid="005aaa1c"/>
    </style:style>
    <style:style style:name="T41" style:family="text">
      <style:text-properties fo:font-style="italic" officeooo:rsid="0063023e" style:font-style-asian="italic" style:font-style-complex="italic"/>
    </style:style>
    <style:style style:name="T42" style:family="text">
      <style:text-properties fo:font-style="italic" officeooo:rsid="006baf59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4" style:family="text">
      <style:text-properties fo:font-style="italic" style:text-underline-style="solid" style:text-underline-width="auto" style:text-underline-color="font-color" fo:font-weight="bold" officeooo:rsid="003163f0" style:font-style-asian="italic" style:font-weight-asian="bold" style:font-style-complex="italic" style:font-weight-complex="bold"/>
    </style:style>
    <style:style style:name="T45" style:family="text">
      <style:text-properties officeooo:rsid="005a013e"/>
    </style:style>
    <style:style style:name="T46" style:family="text">
      <style:text-properties officeooo:rsid="0063023e"/>
    </style:style>
    <style:style style:name="T47" style:family="text">
      <style:text-properties officeooo:rsid="0064cb81"/>
    </style:style>
    <style:style style:name="T48" style:family="text">
      <style:text-properties officeooo:rsid="006773ae"/>
    </style:style>
    <style:style style:name="T49" style:family="text">
      <style:text-properties style:text-underline-style="none" officeooo:rsid="00535f91"/>
    </style:style>
    <style:style style:name="T50" style:family="text">
      <style:text-properties officeooo:rsid="006e5706"/>
    </style:style>
    <style:style style:name="T51" style:family="text">
      <style:text-properties officeooo:rsid="006f92f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Nombre y apellidos:</text:p>
      <text:p text:style-name="Standard">Módulo: <text:span text:style-name="T3">D</text:span><text:span text:style-name="T7">O</text:span><text:span text:style-name="T3">R </text:span><text:span text:style-name="T4">Teórico </text:span><text:span text:style-name="T6">2</text:span><text:span text:style-name="T3">ª EVAL</text:span></text:p>
      <text:p text:style-name="Standard">Enseñanza: <text:span text:style-name="T1">CFG</text:span><text:span text:style-name="T2">S</text:span><text:span text:style-name="T1"> </text:span><text:span text:style-name="T3">DA</text:span><text:span text:style-name="T5">W</text:span><text:span text:style-name="T3"> - </text:span><text:span text:style-name="T5">DOR</text:span></text:p>
      <text:p text:style-name="P16"><text:span text:style-name="T32">Febrero</text:span> de 20<text:span text:style-name="T8">16</text:span></text:p>
      <text:p text:style-name="P17">Ejercicio de evaluación</text:p>
      <text:p text:style-name="P18"/>
      <text:p text:style-name="P19"><text:span text:style-name="T9">1.- </text:span><text:span text:style-name="T15">Dado el siguiente código, </text:span><text:span text:style-name="T17">identifica los errores existentes y </text:span><text:span text:style-name="T15">completalo para calcular el área de un triángulo y que se muestre </text:span><text:span text:style-name="T16">el resultado del cálculo </text:span><text:span text:style-name="T15">en el </text:span><text:span text:style-name="T22">input text </text:span><text:span text:style-name="T18">del Área y que tenga </text:span><text:span text:style-name="T15">nombre: </text:span><text:span text:style-name="T22">result</text:span><text:span text:style-name="T15">.</text:span></text:p>
      <text:p text:style-name="P50">&lt;!DOCTYPE html&gt;</text:p>
      <text:p text:style-name="P50">&lt;head&gt;</text:p>
      <text:p text:style-name="P50">&lt;script language="JavaScript"&gt;</text:p>
      <text:p text:style-name="P50">function a(x,y) {</text:p>
      <text:p text:style-name="P50"><text:s text:c="3"/>/* Función que calcula el área de un triángulo pasando la base <text:s/>y la altura. */</text:p>
      <text:p text:style-name="P50"><text:s text:c="3"/>return (parseFloat(x)*parseFloat(y)/2);</text:p>
      <text:p text:style-name="P50">}</text:p>
      <text:p text:style-name="P50">function ab (xx,yy){</text:p>
      <text:p text:style-name="P50"><text:tab/>var resultado = a(xx,yy);</text:p>
      <text:p text:style-name="P50"><text:tab/>document.getElementById("area").value=resultado;</text:p>
      <text:p text:style-name="P50">}</text:p>
      <text:p text:style-name="P50">&lt;/script&gt;</text:p>
      <text:p text:style-name="P50">&lt;/head&gt;</text:p>
      <text:p text:style-name="P50">&lt;BODY&gt;</text:p>
      <text:p text:style-name="P50">Examen 2EVAL DOR</text:p>
      <text:p text:style-name="P50">&lt;form&gt;</text:p>
      <text:p text:style-name="P50">&lt;br&gt;</text:p>
      <text:p text:style-name="P50">Base: &lt;INPUT TYPE="text" SIZE="5" NAME="bas" id="bas"&gt;</text:p>
      <text:p text:style-name="P50">&lt;br&gt;</text:p>
      <text:p text:style-name="P50">Altura: &lt;INPUT TYPE="text" SIZE="5" NAME="alt" onchange="ab(this.value,document.getElementById('bas').value);"&gt;</text:p>
      <text:p text:style-name="P50">&lt;br&gt;</text:p>
      <text:p text:style-name="P50">&lt;br&gt;</text:p>
      <text:p text:style-name="P50">Área: &lt;INPUT TYPE="text" SIZE="10" id="area"&gt;</text:p>
      <text:p text:style-name="P50">&lt;/form&gt;</text:p>
      <text:p text:style-name="P50">&lt;/body&gt;</text:p>
      <text:p text:style-name="P50">&lt;/html&gt;</text:p>
      <text:p text:style-name="P25"/>
      <text:p text:style-name="P44">2.- <text:span text:style-name="T46">Escribe el código </text:span><text:span text:style-name="T41">javascript</text:span><text:span text:style-name="T46"> necesario para que el siguiente código funcione de la siguiente manera: </text:span></text:p>
      <text:p text:style-name="P26"><text:span text:style-name="T46">Se deberá mostrar un texto cuando el elemento </text:span><text:span text:style-name="T41">input</text:span><text:span text:style-name="T46"> haya cambiado:</text:span></text:p>
      <text:p text:style-name="P34"/>
      <text:p text:style-name="P51">&lt;body&gt;</text:p>
      <text:p text:style-name="P51"><text:s text:c="2"/>&lt;form <text:s/>name='form_examen'&gt;</text:p>
      <text:p text:style-name="P51"><text:s text:c="2"/><text:tab/>&lt;input type="text" name="fname" value="Hola" onchange="muestra(this.value)"&gt;&lt;br&gt;</text:p>
      <text:p text:style-name="P51"><text:s text:c="2"/>&lt;/form&gt;</text:p>
      <text:p text:style-name="P51"><text:s text:c="2"/>&lt;p id="parrafo"&gt;&lt;/p&gt;</text:p>
      <text:p text:style-name="P51">&lt;/body&gt;</text:p>
      <text:p text:style-name="P51">&lt;script&gt;</text:p>
      <text:p text:style-name="P51"><text:tab/>function muestra (texto){</text:p>
      <text:p text:style-name="P51"><text:tab/><text:tab/>document.getElementById('parrafo').innerHTML = texto;</text:p>
      <text:p text:style-name="P51"><text:tab/>}</text:p>
      <text:p text:style-name="P51">&lt;/script&gt;</text:p>
      <text:p text:style-name="P38"/>
      <text:p text:style-name="P37"/>
      <text:p text:style-name="P33"/>
      <text:p text:style-name="P21"><text:span text:style-name="T14">3</text:span><text:span text:style-name="T9">.- <text:s/></text:span><text:span text:style-name="T21">Escribe el código correspondiente para:</text:span></text:p>
      <text:p text:style-name="P21"><text:span text:style-name="T20">- Crea una clase css denominada “</text:span><text:span text:style-name="T23">miclaseExamen</text:span><text:span text:style-name="T20">” </text:span><text:span text:style-name="T21">que incluya </text:span><text:span text:style-name="T20">todo el código de estilos </text:span><text:span text:style-name="T21">que hay incrustado en el html </text:span><text:span text:style-name="T20">y sitúalo en el head. </text:span></text:p>
      <text:p text:style-name="P45">- Escribe el código javascript necesario para que el siguiente código realice lo siguiente:</text:p>
      <text:p text:style-name="P41"><text:span text:style-name="T30">A</text:span><text:span text:style-name="T29">ñade un botón que al pulsarlo, </text:span><text:span text:style-name="T31">muestre</text:span><text:span text:style-name="T29"> los elementos div con un retardo de 0,5 segundos, 1 segundo y 2 segundos.</text:span></text:p>
      <text:p text:style-name="P52"/>
      <text:p text:style-name="P53"/>
      <text:p text:style-name="P54">&lt;!DOCTYPE html&gt;</text:p>
      <text:p text:style-name="P54">&lt;html&gt;</text:p>
      <text:p text:style-name="P54">&lt;head&gt;</text:p>
      <text:p text:style-name="P54"><text:soft-page-break/>&lt;script src="//code.jquery.com/jquery-1.11.1.min.js"&gt;&lt;/script&gt;</text:p>
      <text:p text:style-name="P54">&lt;meta charset="utf-8"&gt;</text:p>
      <text:p text:style-name="P54">&lt;title&gt;Examen DOR&lt;/title&gt;</text:p>
      <text:p text:style-name="P54">&lt;/head&gt;</text:p>
      <text:p text:style-name="P54">&lt;body&gt;</text:p>
      <text:p text:style-name="P54">&lt;p&gt;Incluye diferentes velocidades de retardo.&lt;/p&gt;</text:p>
      <text:p text:style-name="P54">&lt;button&gt;Click para comenzar&lt;/button&gt;&lt;/p&gt;</text:p>
      <text:p text:style-name="P54">&lt;div id="div1" style="width:100px;height:90px;display:none;background-color:#9F81F7;"&gt;&lt;/div&gt;&lt;br&gt;</text:p>
      <text:p text:style-name="P54">&lt;div id="div2" style="width:100px;height:90px;display:none;background-color:#9F81F7;"&gt;&lt;/div&gt;&lt;br&gt;</text:p>
      <text:p text:style-name="P54">&lt;div id="div3" style="width:100px;height:90px;display:none;background-color:#9F81F7;"&gt;&lt;/div&gt;&lt;br&gt;</text:p>
      <text:p text:style-name="P54">&lt;button id="muestra"&gt;Muestra&lt;/button&gt;</text:p>
      <text:p text:style-name="P54">&lt;/div&gt;</text:p>
      <text:p text:style-name="P54">&lt;script&gt;</text:p>
      <text:p text:style-name="P54">$(document).ready(function() {</text:p>
      <text:p text:style-name="P54"><text:tab/>var estilo = $('#div1').attr('style');</text:p>
      <text:p text:style-name="P54"><text:tab/>$('head').addClass('miclaseExamen').attr(estilo);</text:p>
      <text:p text:style-name="P54"/>
      <text:p text:style-name="P54"><text:tab/>$('#muestra').on('click', function (){</text:p>
      <text:p text:style-name="P54"><text:tab/><text:tab/>$('#div1').delay(500).show;</text:p>
      <text:p text:style-name="P54"><text:tab/><text:tab/>$('#div2').delay(1000).show;</text:p>
      <text:p text:style-name="P54"><text:tab/><text:tab/>$('#div3').delay(2000).show;</text:p>
      <text:p text:style-name="P54"><text:tab/>});</text:p>
      <text:p text:style-name="P54">});</text:p>
      <text:p text:style-name="P54">&lt;/script&gt;</text:p>
      <text:p text:style-name="P54">&lt;/body&gt;</text:p>
      <text:p text:style-name="P54">&lt;/html&gt;</text:p>
      <text:p text:style-name="P40"/>
      <text:p text:style-name="P27"><text:span text:style-name="T37">4.</text:span>- <text:s/><text:span text:style-name="T36">Documenta cada línea del siguiente código explicando su funcionamiento y el resultado final del código: </text:span></text:p>
      <text:p text:style-name="P39">$("p").click(function () { // <text:span text:style-name="T50">Al hacer click en cada elemento “p”</text:span></text:p>
      <text:p text:style-name="P35"><text:s text:c="2"/><text:span text:style-name="T33">var string</text:span><text:span text:style-name="T34">1</text:span><text:span text:style-name="T33"> = $(this).html(); // </text:span><text:span text:style-name="T35">Guarda su contenido en la variable string1</text:span></text:p>
      <text:p text:style-name="P35"><text:s text:c="2"/><text:span text:style-name="T33">$(this).text(string</text:span><text:span text:style-name="T34">1</text:span><text:span text:style-name="T33">); // </text:span><text:span text:style-name="T35">Añade el contenido guardado al “p”</text:span></text:p>
      <text:p text:style-name="P36"><text:soft-page-break/>});</text:p>
      <text:p text:style-name="P36">var value1 = $('input#username').val(); // <text:span text:style-name="T50">guarda en la variable value1 el valor del input con id “username”</text:span></text:p>
      <text:p text:style-name="P36">var value2 = $('input:checkbox:checked').val(); <text:s/>// <text:span text:style-name="T50">guarda en value2 el valor de los checkbox seleccionados</text:span></text:p>
      <text:p text:style-name="P36">var value3 = $('input:radio[name=bar]:checked').val(); // <text:span text:style-name="T50">guarda en value3 el valor de los input radio que tengan el atributo name = bar y estén seleccionados</text:span></text:p>
      <text:p text:style-name="P28"/>
      <text:p text:style-name="P28"/>
      <text:p text:style-name="P42"/>
      <text:p text:style-name="P29"><text:span text:style-name="T48">5</text:span>.- Escribe las líneas de código <text:span text:style-name="T45">js </text:span>correspondientes para responder a las siguientes preguntas:</text:p>
      <text:p text:style-name="P30">- Se desea seleccionar <text:span text:style-name="T40">todos l</text:span>os elementos <text:span text:style-name="T42">input</text:span><text:span text:style-name="T40"> con atributo </text:span><text:span text:style-name="T42">height</text:span><text:span text:style-name="T40"> acabado en “50px”</text:span></text:p>
      <text:p text:style-name="P47">$('input[height.=50px]')</text:p>
      <text:p text:style-name="P30">- <text:s/><text:span text:style-name="T40">Selecciona todos los elementos p precedidos de un elemento &lt;section&gt;</text:span>.</text:p>
      <text:p text:style-name="P47">$('section~p')</text:p>
      <text:p text:style-name="P30">- <text:span text:style-name="T38">Deshabilita los elementos tipo radio </text:span><text:span text:style-name="T49">cuando</text:span><text:span text:style-name="T38"> se pulse un botón con id=”block”.</text:span></text:p>
      <text:p text:style-name="P47">$('#block').on('click' , function (){</text:p>
      <text:p text:style-name="P47"><text:s text:c="5"/>$('radio').disabled;</text:p>
      <text:p text:style-name="P47">});</text:p>
      <text:p text:style-name="P30">- <text:span text:style-name="T39">Selecciona todos los elementos tipo input que no estén vacíos.</text:span></text:p>
      <text:p text:style-name="P47">$(<text:span text:style-name="T51">not(</text:span>'input<text:span text:style-name="T51">[checked]</text:span>'<text:span text:style-name="T51">)</text:span>)</text:p>
      <text:p text:style-name="P48"/>
      <text:p text:style-name="P31"/>
      <text:p text:style-name="P22"><text:span text:style-name="T13">E</text:span><text:span text:style-name="T12">ntrega:</text:span></text:p>
      <text:p text:style-name="P20"><text:span text:style-name="T11">- U</text:span><text:span text:style-name="T9">n documento tipo odt, </text:span><text:span text:style-name="T19">doc o pdf </text:span><text:span text:style-name="T9">con las respuestas a las preguntas. </text:span><text:span text:style-name="T10">El nombre del documento seguirá el formato</text:span></text:p>
      <text:p text:style-name="P20"><text:span text:style-name="T27">2E</text:span><text:span text:style-name="T26">VAL-DA</text:span><text:span text:style-name="T28">W</text:span><text:span text:style-name="T26">-</text:span><text:span text:style-name="T24">Ejercicio</text:span><text:span text:style-name="T26">Teórico</text:span><text:span text:style-name="T24">Apellidos</text:span><text:span text:style-name="T25">Nombre</text:span><text:span text:style-name="T24">Alumno.odt</text:span></text:p>
      <text:p text:style-name="P24"/>
      <text:p text:style-name="P32"><text:span text:style-name="T44">E</text:span><text:span text:style-name="T43">l documento se subirá a la plataform según indicaciones del profesor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Bitstream Vera Sans Mono1" svg:font-family="'Bitstream Vera Sans Mono', Consolas, Courier, monospace"/>
    <style:font-face style:name="Mangal1" svg:font-family="Mangal"/>
    <style:font-face style:name="Menlo" svg:font-family="Menlo, Monaco, 'Courier New', monospace"/>
    <style:font-face style:name="arial" svg:font-family="arial, sans-serif"/>
    <style:font-face style:name="Courier New" svg:font-family="'Courier New'" style:font-family-generic="modern"/>
    <style:font-face style:name="Bitstream Vera Sans Mono" svg:font-family="'Bitstream Vera Sans Mono', Consolas, Courier, monospace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20_Car" style:display-name="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.694cm" fo:margin-left="-0.191cm" table:align="left" style:writing-mode="lr-tb"/>
    </style:style>
    <style:style style:name="Tabla2.A" style:family="table-column">
      <style:table-column-properties style:column-width="5.569cm"/>
    </style:style>
    <style:style style:name="Tabla2.B" style:family="table-column">
      <style:table-column-properties style:column-width="1.102cm"/>
    </style:style>
    <style:style style:name="Tabla2.C" style:family="table-column">
      <style:table-column-properties style:column-width="3.988cm"/>
    </style:style>
    <style:style style:name="Tabla2.D" style:family="table-column">
      <style:table-column-properties style:column-width="4.284cm"/>
    </style:style>
    <style:style style:name="Tabla2.E" style:family="table-column">
      <style:table-column-properties style:column-width="2.7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" style:family="table">
      <style:table-properties style:width="17.381cm" fo:margin-left="-0.191cm" table:align="left" style:writing-mode="lr-tb"/>
    </style:style>
    <style:style style:name="Tabla1.A" style:family="table-column">
      <style:table-column-properties style:column-width="0.617cm"/>
    </style:style>
    <style:style style:name="Tabla1.B" style:family="table-column">
      <style:table-column-properties style:column-width="1.189cm"/>
    </style:style>
    <style:style style:name="Tabla1.C" style:family="table-column">
      <style:table-column-properties style:column-width="5.396cm"/>
    </style:style>
    <style:style style:name="Tabla1.D" style:family="table-column">
      <style:table-column-properties style:column-width="1.242cm"/>
    </style:style>
    <style:style style:name="Tabla1.E" style:family="table-column">
      <style:table-column-properties style:column-width="0.448cm"/>
    </style:style>
    <style:style style:name="Tabla1.F" style:family="table-column">
      <style:table-column-properties style:column-width="2.514cm"/>
    </style:style>
    <style:style style:name="Tabla1.G" style:family="table-column">
      <style:table-column-properties style:column-width="2.789cm"/>
    </style:style>
    <style:style style:name="Tabla1.H" style:family="table-column">
      <style:table-column-properties style:column-width="1.251cm"/>
    </style:style>
    <style:style style:name="Tabla1.I" style:family="table-column">
      <style:table-column-properties style:column-width="1.93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none" fo:border-right="none" fo:border-top="0.5pt solid #333399" fo:border-bottom="none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H2" style:family="table-cell">
      <style:table-cell-properties style:vertical-align="middle" fo:padding-left="0.049cm" fo:padding-right="0.049cm" fo:padding-top="0cm" fo:padding-bottom="0cm" fo:border="none" style:writing-mode="lr-tb"/>
    </style:style>
    <style:style style:name="Tabla1.I2" style:family="table-cell">
      <style:table-cell-properties style:vertical-align="middle" fo:padding-left="0.049cm" fo:padding-right="0.191cm" fo:padding-top="0cm" fo:padding-bottom="0cm" fo:border="none" style:writing-mode="lr-tb"/>
    </style:style>
    <style:style style:name="MP1" style:family="paragraph" style:parent-style-name="Header">
      <style:paragraph-properties fo:line-height="100%" fo:text-align="start" style:justify-single-word="false"/>
      <style:text-properties fo:language="es" fo:country="ES" style:language-asian="es" style:country-asian="ES"/>
    </style:style>
    <style:style style:name="MP2" style:family="paragraph" style:parent-style-name="Header">
      <style:paragraph-properties fo:line-height="100%" fo:text-align="center" style:justify-single-word="false" style:snap-to-layout-grid="false"/>
      <style:text-properties style:font-name="Calibri" fo:font-size="8pt" style:font-size-asian="8pt" style:font-name-complex="Calibri" style:font-size-complex="8pt"/>
    </style:style>
    <style:style style:name="MP3" style:family="paragraph" style:parent-style-name="Header">
      <style:paragraph-properties fo:line-height="100%" fo:text-align="center" style:justify-single-word="false"/>
      <style:text-properties style:font-name="Calibri" fo:font-size="8pt" fo:language="es" fo:country="ES" style:font-size-asian="8pt" style:language-asian="es" style:country-asian="ES" style:font-name-complex="Calibri" style:font-size-complex="8pt"/>
    </style:style>
    <style:style style:name="MP4" style:family="paragraph" style:parent-style-name="Header">
      <style:paragraph-properties fo:line-height="100%" fo:text-align="end" style:justify-single-word="false"/>
      <style:text-properties style:font-name="Calibri" fo:font-size="8pt" fo:language="es" fo:country="ES" style:font-size-asian="8pt" style:language-asian="es" style:country-asian="ES" style:font-name-complex="Tahoma" style:font-size-complex="8pt"/>
    </style:style>
    <style:style style:name="MP5" style:family="paragraph" style:parent-style-name="Header">
      <style:paragraph-properties fo:line-height="100%" fo:text-align="center" style:justify-single-word="false"/>
      <style:text-properties style:font-name="Calibri" fo:font-size="8pt" style:font-size-asian="8pt" style:font-name-complex="Calibri" style:font-size-complex="8pt"/>
    </style:style>
    <style:style style:name="MP6" style:family="paragraph" style:parent-style-name="Footer">
      <style:paragraph-properties fo:line-height="100%" fo:text-align="end" style:justify-single-word="false"/>
      <style:text-properties fo:font-size="8pt" style:font-size-asian="8pt" style:font-size-complex="8pt"/>
    </style:style>
    <style:style style:name="MP7" style:family="paragraph" style:parent-style-name="Footer">
      <style:paragraph-properties fo:line-height="100%" fo:text-align="end" style:justify-single-word="false"/>
      <style:text-properties fo:font-size="8pt" style:font-size-asian="8pt" style:font-name-complex="Arial" style:font-size-complex="8pt"/>
    </style:style>
    <style:style style:name="MP8" style:family="paragraph" style:parent-style-name="Footer">
      <style:paragraph-properties fo:line-height="100%"/>
      <style:text-properties fo:font-size="8pt" style:font-size-asian="8pt" style:font-name-complex="Arial" style:font-size-complex="8pt"/>
    </style:style>
    <style:style style:name="MP9" style:family="paragraph" style:parent-style-name="Footer">
      <style:paragraph-properties fo:line-height="100%" fo:text-align="end" style:justify-single-word="false" style:snap-to-layout-grid="false"/>
      <style:text-properties fo:font-size="8pt" style:font-size-asian="8pt" style:font-name-complex="Arial" style:font-size-complex="8pt"/>
    </style:style>
    <style:style style:name="MP10" style:family="paragraph" style:parent-style-name="Footer">
      <style:paragraph-properties fo:line-height="100%" style:snap-to-layout-grid="false"/>
      <style:text-properties style:font-name="Arial Narrow" fo:font-size="8pt" style:font-size-asian="8pt" style:font-name-complex="Arial" style:font-size-complex="8pt"/>
    </style:style>
    <style:style style:name="MP11" style:family="paragraph" style:parent-style-name="Footer">
      <style:paragraph-properties fo:line-height="100%"/>
      <style:text-properties style:font-name="Arial Narrow" fo:font-size="8pt" style:font-size-asian="8pt" style:font-name-complex="Arial" style:font-size-complex="8pt"/>
    </style:style>
    <style:style style:name="MP12" style:family="paragraph" style:parent-style-name="Header">
      <style:paragraph-properties fo:line-height="100%" fo:text-align="end" style:justify-single-word="false"/>
      <style:text-properties fo:font-size="5pt" fo:language="es" fo:country="ES" style:font-size-asian="5pt" style:language-asian="es" style:country-asian="ES" style:font-size-complex="5pt"/>
    </style:style>
    <style:style style:name="MP13" style:family="paragraph" style:parent-style-name="Header">
      <style:paragraph-properties fo:line-height="100%" fo:text-align="start" style:justify-single-word="false"/>
      <style:text-properties style:font-name="Arial Narrow" fo:font-size="7pt" fo:font-weight="bold" style:font-size-asian="7pt" style:font-weight-asian="bold" style:font-name-complex="Tahoma" style:font-size-complex="7pt"/>
    </style:style>
    <style:style style:name="MP14" style:family="paragraph" style:parent-style-name="Header">
      <style:paragraph-properties fo:line-height="100%" fo:text-align="start" style:justify-single-word="false"/>
      <style:text-properties style:font-name="Arial Narrow" fo:font-size="5pt" style:font-size-asian="5pt" style:font-name-complex="Tahoma" style:font-size-complex="5pt"/>
    </style:style>
    <style:style style:name="MP15" style:family="paragraph" style:parent-style-name="Footer">
      <style:paragraph-properties fo:line-height="100%"/>
      <style:text-properties style:font-name="Calibri" fo:font-size="8pt" style:font-size-asian="8pt" style:font-name-complex="Calibri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801cm" fo:margin-left="0cm" fo:margin-right="0cm" fo:margin-bottom="2.702cm" style:dynamic-spacing="true"/>
      </style:header-style>
      <style:footer-style>
        <style:header-footer-properties fo:min-height="0.801cm" fo:margin-left="0cm" fo:margin-right="0cm" fo:margin-top="0.702cm" style:dynamic-spacing="tru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1"><draw:frame draw:style-name="Mfr1" draw:name="Imagen 1" text:anchor-type="as-char" svg:width="4.198cm" svg:height="2.499cm" draw:z-index="7"><draw:image xlink:href="Pictures/10000000000001170000009EF1A1CA60E023A21E.png" xlink:type="simple" xlink:show="embed" xlink:actuate="onLoad"/></draw:frame></text:p>
            </table:table-cell>
            <table:table-cell table:style-name="Tabla2.A1" office:value-type="string">
              <text:p text:style-name="MP2"/>
            </table:table-cell>
            <table:table-cell table:style-name="Tabla2.C1" office:value-type="string">
              <text:p text:style-name="MP3"><draw:frame draw:style-name="Mfr2" draw:name="Imagen2" text:anchor-type="as-char" svg:width="2.9cm" svg:height="2.499cm" draw:z-index="11"><draw:image xlink:href="Pictures/100000000000012C0000010938F77A5DEC99EA4E.jpg" xlink:type="simple" xlink:show="embed" xlink:actuate="onLoad"/></draw:frame></text:p>
            </table:table-cell>
            <table:table-cell table:style-name="Tabla2.A1" office:value-type="string">
              <text:p text:style-name="MP3"><draw:frame draw:style-name="Mfr2" draw:name="7 Imagen" text:anchor-type="as-char" svg:width="2.812cm" svg:height="1.296cm" draw:z-index="15"><draw:image xlink:href="Pictures/10000201000000DD00000066063519FF38702DE9.png" xlink:type="simple" xlink:show="embed" xlink:actuate="onLoad"/></draw:frame></text:p>
            </table:table-cell>
            <table:table-cell table:style-name="Tabla2.A1" office:value-type="string">
              <text:p text:style-name="MP4"><draw:frame draw:style-name="Mfr1" draw:name="Imagen3" text:anchor-type="as-char" svg:width="2.2cm" svg:height="2.201cm" draw:z-index="19"><draw:image xlink:href="Pictures/100000000000012700000122E36FC1C34D977964.jpg" xlink:type="simple" xlink:show="embed" xlink:actuate="onLoad"/></draw:frame></text:p>
            </table:table-cell>
          </table:table-row>
        </table:table>
        <text:p text:style-name="MP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H"/>
          <table:table-column table:style-name="Tabla1.I"/>
          <table:table-row table:style-name="Tabla1.1">
            <table:table-cell table:style-name="Tabla1.A1" table:number-columns-spanned="2" office:value-type="string">
              <text:p text:style-name="MP6">código:</text:p>
              <text:p text:style-name="MP7"/>
            </table:table-cell>
            <table:covered-table-cell/>
            <table:table-cell table:style-name="Tabla1.A1" office:value-type="string">
              <text:p text:style-name="MP8">F4.POC-PC03.01</text:p>
            </table:table-cell>
            <table:table-cell table:style-name="Tabla1.A1" table:number-columns-spanned="2" office:value-type="string">
              <text:p text:style-name="MP6">edición:</text:p>
            </table:table-cell>
            <table:covered-table-cell/>
            <table:table-cell table:style-name="Tabla1.A1" office:value-type="string">
              <text:p text:style-name="MP8">01</text:p>
            </table:table-cell>
            <table:table-cell table:style-name="Tabla1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MP10"/>
            </table:table-cell>
            <table:table-cell table:style-name="Tabla1.A2" table:number-columns-spanned="3" office:value-type="string">
              <text:p text:style-name="MP11">C/ Alcorac nº 50, Polígono Residencial de Arinaga, Agüimes</text:p>
              <text:p text:style-name="MP11">CP 35118 <text:s text:c="4"/>Tel: 928188949 <text:s text:c="4"/>Tel/Fax: 928188950</text:p>
            </table:table-cell>
            <table:covered-table-cell/>
            <table:covered-table-cell/>
            <table:table-cell table:style-name="Tabla1.A2" table:number-columns-spanned="3" office:value-type="string">
              <text:p text:style-name="MP11">www.cifpvilladeaguimes.es</text:p>
              <text:p text:style-name="MP11">35014664@gobiernodecanarias.org</text:p>
            </table:table-cell>
            <table:covered-table-cell/>
            <table:covered-table-cell/>
            <table:table-cell table:style-name="Tabla1.H2" office:value-type="string">
              <text:p text:style-name="MP12"><draw:frame draw:style-name="Mfr2" draw:name="9 Imagen" text:anchor-type="as-char" svg:width="0.873cm" svg:height="0.607cm" draw:z-index="3"><draw:image xlink:href="Pictures/1000020100000045000000304C396D6E46FC6C66.png" xlink:type="simple" xlink:show="embed" xlink:actuate="onLoad"/></draw:frame></text:p>
            </table:table-cell>
            <table:table-cell table:style-name="Tabla1.I2" office:value-type="string">
              <text:p text:style-name="MP13">Unión Europea</text:p>
              <text:p text:style-name="MP14">Fondo Social Europeo</text:p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logos byn</dc:title>
    <meta:initial-creator>Santiago Benito González</meta:initial-creator>
    <meta:creation-date>2014-11-20T19:48:00</meta:creation-date>
    <dc:date>2017-02-13T18:58:10.449000000</dc:date>
    <meta:print-date>2007-10-29T12:13:00</meta:print-date>
    <meta:editing-cycles>105</meta:editing-cycles>
    <meta:editing-duration>PT10H6M45S</meta:editing-duration>
    <meta:generator>LibreOffice/5.0.4.2$Windows_x86 LibreOffice_project/2b9802c1994aa0b7dc6079e128979269cf95bc78</meta:generator>
    <meta:document-statistic meta:table-count="2" meta:image-count="5" meta:object-count="0" meta:page-count="4" meta:paragraph-count="115" meta:word-count="523" meta:character-count="4247" meta:non-whitespace-character-count="3777"/>
  </office:meta>
</office:document-meta>
</file>